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1" svg:font-family="Courier" style:font-family-generic="modern"/>
    <style:font-face style:name="TimesNewRomanPSMT" svg:font-family="TimesNewRomanPSMT" style:font-family-generic="roman"/>
    <style:font-face style:name="Helvetica-Bold" svg:font-family="Helvetica-Bold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loext:graphic-properties draw:fill-color="#ffffff"/>
      <style:text-properties fo:font-size="66pt" style:font-size-asian="66pt" style:font-size-complex="66pt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text-properties style:font-name="Courier"/>
    </style:style>
    <style:style style:name="P10" style:family="paragraph">
      <style:paragraph-properties fo:margin-top="0.5cm" fo:margin-bottom="0cm" fo:text-align="start"/>
      <style:text-properties style:font-name="Couri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style:font-name="Courie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" fo:font-size="26pt" style:font-size-asian="26pt" style:font-size-complex="2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style:font-name="Courier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Лекц<text:span text:style-name="T1">ія №2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O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Classes: interface</text:p>
          </draw:text-box>
        </draw:frame>
        <draw:frame presentation:style-name="pr4" draw:text-style-name="P5" draw:layer="layout" svg:width="25.199cm" svg:height="11.515cm" svg:x="1.4cm" svg:y="3.685cm" presentation:class="outline" presentation:user-transformed="true">
          <draw:text-box>
            <text:p>@interface Person : NSObject</text:p>
            <text:p/>
            <text:p>// class method</text:p>
            <text:p>+ (void)genericGreeting;</text:p>
            <text:p/>
            <text:p>// instance method</text:p>
            <text:p>- (void)printGreetingTo:(NSString*)name atTimeOfDay:(NSString*)time;</text:p>
            <text:p/>
            <text:p>@end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Classes: implementation</text:p>
          </draw:text-box>
        </draw:frame>
        <draw:frame presentation:style-name="pr4" draw:text-style-name="P8" draw:layer="layout" svg:width="25.199cm" svg:height="11.315cm" svg:x="1.4cm" svg:y="3.685cm" presentation:class="outline" presentation:user-transformed="true">
          <draw:text-box>
            <text:p text:style-name="P7">@implementation Person</text:p>
            <text:p text:style-name="P7">+ (void)genericGreeting { NSLog(@"Greetings, earthlings."); }</text:p>
            <text:p text:style-name="P7"/>
            <text:p text:style-name="P7">- (void)printGreetingTo:(NSString*)name atTimeOfDay:(NSString*)time {</text:p>
            <text:p text:style-name="P7"><text:s text:c="4"/>if ([time isEqualToString:@"morning"]) {</text:p>
            <text:p text:style-name="P7"><text:s text:c="8"/>NSLog(@"Good morning, %@", name);</text:p>
            <text:p text:style-name="P7"><text:s text:c="4"/>} else {</text:p>
            <text:p text:style-name="P7"><text:s text:c="8"/>NSLog(@"Good evening, %@", name);</text:p>
            <text:p text:style-name="P7"><text:s text:c="4"/>}</text:p>
            <text:p text:style-name="P7">}</text:p>
            <text:p text:style-name="P7">@end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es: usage</text:p>
          </draw:text-box>
        </draw:frame>
        <draw:frame presentation:style-name="pr4" draw:text-style-name="P9" draw:layer="layout" svg:width="25.199cm" svg:height="10.915cm" svg:x="1.4cm" svg:y="3.685cm" presentation:class="outline" presentation:user-transformed="true">
          <draw:text-box>
            <text:p text:style-name="P9"><text:span text:style-name="T3">#import “Person.h”</text:span></text:p>
            <text:p text:style-name="P9"><text:span text:style-name="T3">...</text:span></text:p>
            <text:p text:style-name="P10"><text:span text:style-name="T4">[Person </text:span><text:span text:style-name="T3">genericGreeting];</text:span></text:p>
            <text:p text:style-name="P10"><text:span text:style-name="T3"/></text:p>
            <text:p text:style-name="P10"><text:span text:style-name="T3">Person *p = [[Person alloc] init];</text:span></text:p>
            <text:p text:style-name="P10"><text:span text:style-name="T3">[p printGreetingTo:@"Vadym! <text:s/>atTimeOfDay:@"evening"];</text:span></text:p>
            <text:p text:style-name="P10"><text:span text:style-name="T3"><text:s/></text:span></text:p>
            <text:p text:style-name="P10"><text:span text:style-name="T5">[p performSelector:@selector(printGreetingTo:atTimeOfDay:)</text:span></text:p>
            <text:p text:style-name="P10"><text:span text:style-name="T5">withObject:@"Vadym" withObject:@"morning"]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nce variables (ivars)</text:p>
          </draw:text-box>
        </draw:frame>
        <draw:frame presentation:style-name="pr4" draw:layer="layout" svg:width="25.799cm" svg:height="11.315cm" svg:x="0.8cm" svg:y="3.685cm" presentation:class="outline" presentation:user-transformed="true">
          <draw:text-box>
            <text:p>@interface Person : NSObject { @public NSString *name; }</text:p>
            <text:p>- (void)printGreeting;</text:p>
            <text:p>@end</text:p>
            <text:p/>
            <text:p>@implementation Person</text:p>
            <text:p>- (void)printGreeting { NSLog(@"Hello, %@!", name); }</text:p>
            <text:p>@en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Instance variables (ivars)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  <text:p>Person *person = [Person new];</text:p>
            <text:p>person-&gt;name = @"Taylor";</text:p>
            <text:p>[person printGreeting];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re proper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">a method that gets and sets the value of an ivar</text:p>
            <text:p text:style-name="P1"/>
            <text:p text:style-name="P7">@interface Person : NSObject</text:p>
            <text:p text:style-name="P7">@property NSString *name;</text:p>
            <text:p text:style-name="P7">- (void)printGreeting;</text:p>
            <text:p text:style-name="P7">@en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Pure properties</text:p>
          </draw:text-box>
        </draw:frame>
        <draw:frame presentation:style-name="pr4" draw:text-style-name="P7" draw:layer="layout" svg:width="25.799cm" svg:height="10.915cm" svg:x="0.8cm" svg:y="3.685cm" presentation:class="outline" presentation:user-transformed="true">
          <draw:text-box>
            <text:p text:style-name="P7">@implementation Person</text:p>
            <text:p text:style-name="P7">- (void)printGreeting { NSLog(@"Hello, %@!", self.name); }</text:p>
            <text:p text:style-name="P7">@end</text:p>
            <text:p text:style-name="P7"/>
            <text:p text:style-name="P7">Person *person = [Person new];</text:p>
            <text:p text:style-name="P7">person.name = @"Vadym";</text:p>
            <text:p text:style-name="P7">[person printGreeting];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Pure properties</text:p>
          </draw:text-box>
        </draw:frame>
        <draw:frame presentation:style-name="pr4" draw:text-style-name="P9" draw:layer="layout" svg:width="26.2cm" svg:height="10.915cm" svg:x="1cm" svg:y="3.685cm" presentation:class="outline" presentation:user-transformed="true">
          <draw:text-box>
            <text:p text:style-name="P9"><text:span text:style-name="T3">@implementation Person</text:span></text:p>
            <text:p text:style-name="P9"><text:span text:style-name="T3">- (void)printGreeting { NSLog(@"Hello, %@!", [self name]); }</text:span></text:p>
            <text:p text:style-name="P9"><text:span text:style-name="T3">@end</text:span></text:p>
            <text:p text:style-name="P9"><text:span text:style-name="T3"/></text:p>
            <text:p text:style-name="P9"><text:span text:style-name="T3">self.name ===&gt; [self name]</text:span></text:p>
            <text:p text:style-name="P9"><text:span text:style-name="T3">Self.name = @”Vadym” ===&gt; [self setName:@Vadym”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erty &amp; ivar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p><text:span text:style-name="T6">@property NSString *name; ==&gt; @public NSString *_name;</text:span></text:p>
            <text:p><text:span text:style-name="T6">- (void)printGreeting { NSLog(@"Hello, %@!", _name); }</text:span></text:p>
            <text:p><text:span text:style-name="T6"/></text:p>
            <text:p><text:span text:style-name="T6">@implementation Person</text:span></text:p>
            <text:p><text:span text:style-name="T6">@synthesize name = userName;</text:span></text:p>
            <text:p><text:span text:style-name="T6">- (void)printGreeting {</text:span></text:p>
            <text:p><text:span text:style-name="T6"><text:s text:c="3"/></text:span><text:span text:style-name="T6">NSLog(@"Hello, %@!", userName);</text:span></text:p>
            <text:p><text:span text:style-name="T6">}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stom getters and setters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p><text:span text:style-name="T3">@synthesize name = _name;</text:span></text:p>
            <text:p><text:span text:style-name="T3">- (NSString*)name {</text:span></text:p>
            <text:p><text:span text:style-name="T3"><text:s text:c="3"/></text:span><text:span text:style-name="T3">NSLog(@"Reading name!");</text:span></text:p>
            <text:p><text:span text:style-name="T3"><text:s text:c="3"/></text:span><text:span text:style-name="T3">return _name;</text:span></text:p>
            <text:p><text:span text:style-name="T3">}</text:span></text:p>
            <text:p><text:span text:style-name="T3">- (void)setName:(NSString *)newName {</text:span></text:p>
            <text:p><text:span text:style-name="T3"><text:s text:c="3"/></text:span><text:span text:style-name="T3">NSLog(@"Writing name!");</text:span></text:p>
            <text:p><text:span text:style-name="T3"><text:s text:c="3"/></text:span><text:span text:style-name="T3">_name = newName;</text:span></text:p>
            <text:p><text:span text:style-name="T3">}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erty attributes</text:p>
          </draw:text-box>
        </draw:frame>
        <draw:frame presentation:style-name="pr4" draw:layer="layout" svg:width="26.4cm" svg:height="12.4cm" svg:x="0.8cm" svg:y="2.8cm" presentation:class="outline" presentation:user-transformed="true">
          <draw:text-box>
            <text:list text:style-name="L3">
              <text:list-item>
                <text:p>strong: hold onto the memory</text:p>
              </text:list-item>
              <text:list-item>
                <text:p>weak: a weak reference for objects</text:p>
              </text:list-item>
              <text:list-item>
                <text:p>copy: takes a copy of object </text:p>
              </text:list-item>
              <text:list-item>
                <text:p>assign: assigns the value to the ivar</text:p>
              </text:list-item>
              <text:list-item>
                <text:p>atomic, nonatomic</text:p>
              </text:list-item>
              <text:list-item>
                <text:p>readonly, readwrite</text:p>
                <text:p><text:span text:style-name="T7">@property (nonatomic, copy) NSString* ave_title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1" svg:font-family="Courier" style:font-family-generic="modern"/>
    <style:font-face style:name="TimesNewRomanPSMT" svg:font-family="TimesNewRomanPSMT" style:font-family-generic="roman"/>
    <style:font-face style:name="Helvetica-Bold" svg:font-family="Helvetica-Bold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05T13:06:28.440282308</meta:creation-date>
    <dc:date>2022-03-06T23:26:47.609097630</dc:date>
    <meta:editing-duration>P1DT9H47M59S</meta:editing-duration>
    <meta:editing-cycles>15</meta:editing-cycles>
    <meta:generator>LibreOffice/7.1.3.2$MacOSX_X86_64 LibreOffice_project/47f78053abe362b9384784d31a6e56f8511eb1c1</meta:generator>
    <meta:document-statistic meta:object-count="69"/>
  </office:meta>
</office:document-meta>
</file>